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StarSymbol" svg:font-family="StarSymbol" style:font-charset="x-symbol"/>
    <style:font-face style:name="Tahoma" svg:font-family="Tahoma" style:font-charset="x-symbol"/>
    <style:font-face style:name="Tahoma2" svg:font-family="Tahoma"/>
    <style:font-face style:name="Times New Roman1" svg:font-family="'Times New Roman'"/>
    <style:font-face style:name="SimSun" svg:font-family="SimSu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2" style:family="paragraph" style:parent-style-name="Default_20_Text" style:list-style-name="L2"/>
    <style:style style:name="P3" style:family="paragraph" style:parent-style-name="Default_20_Text" style:list-style-name="L3"/>
    <text:list-style style:name="L2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Tahoma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Tahoma"/>
      </text:list-level-style-bullet>
    </text:list-style>
    <style:style style:name="P6" style:family="paragraph" style:parent-style-name="Default_20_Text" style:list-style-name="L6"/>
    <text:list-style style:name="L6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Tahoma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This tool creates a working copy of your current version of the Chronos Web Modeler in a zipped file.</text:p>
      <text:p text:style-name="Default_20_Text"/>
      <text:p text:style-name="Default_20_Text">Preconditions:</text:p>
      <text:list text:style-name="L2">
        <text:list-item>
          <text:p text:style-name="P2">The command line client of Subversion is installed on your computer.</text:p>
        </text:list-item>
        <text:list-item>
          <text:p text:style-name="P2">You have a Java VM.</text:p>
        </text:list-item>
      </text:list>
      <text:p text:style-name="Default_20_Text"/>
      <text:p text:style-name="Default_20_Text">Procedure: </text:p>
      <text:list text:style-name="L3">
        <text:list-item>
          <text:p text:style-name="P6">Make sure the references at the beginning of Build.bat point to the main directory of your version of TortoiseSVN and Subversion command line client</text:p>
        </text:list-item>
        <text:list-item>
          <text:p text:style-name="P6">Start Build.bat</text:p>
        </text:list-item>
      </text:list>
      <text:p text:style-name="Default_20_Text"/>
      <text:p text:style-name="Default_20_Text">The zipped file will be created in this directory.</text:p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StarSymbol" svg:font-family="StarSymbol" style:font-charset="x-symbol"/>
    <style:font-face style:name="Tahoma" svg:font-family="Tahoma" style:font-charset="x-symbol"/>
    <style:font-face style:name="Tahoma2" svg:font-family="Tahoma"/>
    <style:font-face style:name="Times New Roman1" svg:font-family="'Times New Roman'"/>
    <style:font-face style:name="SimSun" svg:font-family="SimSu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="Times New Roman1" style:font-name-complex="Tahoma2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style:font-name="Times New Roman1"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2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5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(Win32)</meta:generator>
    <!--645(Build:8693)-->
    <meta:initial-creator>lijiao</meta:initial-creator>
    <meta:creation-date>2008-05-13T13:17:29</meta:creation-date>
    <dc:creator>MEilers</dc:creator>
    <dc:date>2009-03-03T19:55:06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72" meta:character-count="426"/>
  </office:meta>
</office:document-meta>
</file>